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BuilderFactory.getQuery( Eleme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BuilderFactory.addBuilder( String nodeName , Query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BuilderFactory.getQueryBuilder( String nod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